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c727" officeooo:paragraph-rsid="0004c727"/>
    </style:style>
    <style:style style:name="P2" style:family="paragraph" style:parent-style-name="Table_20_Contents">
      <style:paragraph-properties fo:text-align="center" style:justify-single-word="false"/>
      <style:text-properties fo:color="#c9211e" officeooo:rsid="0004c727" officeooo:paragraph-rsid="0004c727"/>
    </style:style>
    <style:style style:name="P3" style:family="paragraph" style:parent-style-name="Table_20_Contents">
      <style:paragraph-properties fo:text-align="center" style:justify-single-word="false"/>
      <style:text-properties fo:color="#127622" officeooo:rsid="0004c727" officeooo:paragraph-rsid="0004c727"/>
    </style:style>
    <style:style style:name="P4" style:family="paragraph" style:parent-style-name="Table_20_Contents">
      <style:paragraph-properties fo:text-align="center" style:justify-single-word="false"/>
      <style:text-properties fo:color="#127622" officeooo:rsid="00063f72" officeooo:paragraph-rsid="00063f72"/>
    </style:style>
    <style:style style:name="P5" style:family="paragraph" style:parent-style-name="Table_20_Contents">
      <style:text-properties officeooo:rsid="00063f72" officeooo:paragraph-rsid="00063f72"/>
    </style:style>
    <style:style style:name="P6" style:family="paragraph" style:parent-style-name="Table_20_Contents">
      <style:text-properties officeooo:rsid="0004c727" officeooo:paragraph-rsid="0004c727"/>
    </style:style>
    <style:style style:name="P7" style:family="paragraph" style:parent-style-name="Table_20_Contents">
      <style:text-properties officeooo:rsid="00063f72" officeooo:paragraph-rsid="00063f72"/>
    </style:style>
    <style:style style:name="T1" style:family="text">
      <style:text-properties officeooo:rsid="00063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span text:style-name="T1">Finestra Principale: </text:span>Utente</text:p>
          </table:table-cell>
          <table:covered-table-cell/>
        </table:table-row>
        <table:table-row>
          <table:table-cell table:style-name="Tabella1.A2" office:value-type="string">
            <text:p text:style-name="P2">Responsabilità</text:p>
          </table:table-cell>
          <table:table-cell table:style-name="Tabella1.B2" office:value-type="string">
            <text:p text:style-name="P2">Collaborazioni</text:p>
          </table:table-cell>
        </table:table-row>
        <table:table-row>
          <table:table-cell table:style-name="Tabella1.A2" office:value-type="string">
            <text:p text:style-name="P1">Chiudere il programma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Ridurre l<text:span text:style-name="T1">a</text:span> finestr<text:span text:style-name="T1">a principale</text:span> a icona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Modificare l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Creare nuov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Cancellare l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Registrare l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Modificare il nome dell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Modificare la sequenza delle macr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">Modificare l’hotkey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Scegliere un nome da dare alla macro creata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Registra sia mouse che tastiera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Registra solo tastiera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5">Registra i click del mouse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4">Finestra registrazione: Utente</text:p>
          </table:table-cell>
          <table:covered-table-cell/>
        </table:table-row>
        <table:table-row>
          <table:table-cell table:style-name="Tabella2.A2" office:value-type="string">
            <text:p text:style-name="P2">Responsabilità</text:p>
          </table:table-cell>
          <table:table-cell table:style-name="Tabella2.B2" office:value-type="string">
            <text:p text:style-name="P2">Collaborazioni</text:p>
          </table:table-cell>
        </table:table-row>
        <table:table-row>
          <table:table-cell table:style-name="Tabella2.A2" office:value-type="string">
            <text:p text:style-name="P5">Avviare la registrazione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Riprodurre la registrazione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Inserire intervalli tra i click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Selezionare il processo dedicato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Selezionare il numero di iterazioni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Fermare la registrazione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Inserire un hotkey</text:p>
          </table:table-cell>
          <table:table-cell table:style-name="Tabella2.B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5">Mettere in pausa la registrazione</text:p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16:04:18.085000000</meta:creation-date>
    <dc:date>2021-05-31T17:51:58.644000000</dc:date>
    <meta:editing-duration>PT1H12M45S</meta:editing-duration>
    <meta:editing-cycles>2</meta:editing-cycles>
    <meta:generator>LibreOffice/6.3.2.2$Windows_X86_64 LibreOffice_project/98b30e735bda24bc04ab42594c85f7fd8be07b9c</meta:generator>
    <meta:document-statistic meta:table-count="2" meta:image-count="0" meta:object-count="0" meta:page-count="1" meta:paragraph-count="27" meta:word-count="95" meta:character-count="676" meta:non-whitespace-character-count="608"/>
  </office:meta>
</office:document-meta>
</file>